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ivery </text:p>
      <text:p text:style-name="Standard"/>
      <text:p text:style-name="Standard"/>
      <text:p text:style-name="Standard">And so it starts.... Almost first we have to get the boats to London. After getting the boat ready for sail and making sure every thing is stored safely <text:s/>we set sail with a practice timed departure form the marina. Before heading to london we had to take part in a fleet formation photo shoot involving a helicop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odey</meta:initial-creator>
    <meta:creation-date>2019-08-20T15:41:52.75</meta:creation-date>
    <dc:date>2019-08-20T15:50:19.35</dc:date>
    <dc:creator>Daniel Bodey</dc:creator>
    <meta:editing-duration>PT8M2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" meta:word-count="59" meta:character-count="326"/>
  </office:meta>
</office:document-meta>
</file>